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24-09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8-06-2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4-11-0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4-07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4-04-1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3-11-0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3-07-29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3-05-2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2-09-11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2-06-1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1-08-0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10-07-2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09-08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08-08-2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06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06-08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2005-07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1998-09-2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1998-05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199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036093423701</text:p>
          </table:table-cell>
          <table:table-cell office:value-type="string" calcext:value-type="string">
            <text:p>199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